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FJSONUtilsTest_2.findMethod( String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FJSONUtilsTest_2.test_for_hs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SFJSONUtilsTest_2.f( VeryComplexDO v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